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78782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officeooo:rsid="00005bc9" officeooo:paragraph-rsid="00005bc9" style:font-weight-asian="bold"/>
    </style:style>
    <style:style style:name="P3" style:family="paragraph" style:parent-style-name="Standard">
      <style:text-properties fo:font-weight="bold" officeooo:rsid="0004af3f" officeooo:paragraph-rsid="0004af3f" style:font-weight-asian="bold" style:font-weight-complex="bold"/>
    </style:style>
    <style:style style:name="P4" style:family="paragraph" style:parent-style-name="Standard">
      <style:text-properties fo:font-weight="bold" officeooo:rsid="00059823" officeooo:paragraph-rsid="00059823" style:font-weight-asian="bold" style:font-weight-complex="bold"/>
    </style:style>
    <style:style style:name="P5" style:family="paragraph" style:parent-style-name="Standard">
      <style:text-properties fo:font-weight="bold" officeooo:rsid="00063efd" officeooo:paragraph-rsid="00063efd" style:font-weight-asian="bold" style:font-weight-complex="bold"/>
    </style:style>
    <style:style style:name="P6" style:family="paragraph" style:parent-style-name="Standard">
      <style:text-properties officeooo:rsid="0004346e" officeooo:paragraph-rsid="0004346e"/>
    </style:style>
    <style:style style:name="P7" style:family="paragraph" style:parent-style-name="Standard">
      <style:text-properties officeooo:rsid="0004af3f" officeooo:paragraph-rsid="0004af3f"/>
    </style:style>
    <style:style style:name="P8" style:family="paragraph" style:parent-style-name="Standard">
      <style:text-properties officeooo:rsid="00063efd" officeooo:paragraph-rsid="00063efd"/>
    </style:style>
    <style:style style:name="P9" style:family="paragraph" style:parent-style-name="Standard">
      <style:text-properties fo:font-weight="normal" officeooo:rsid="00063efd" officeooo:paragraph-rsid="00063efd" style:font-weight-asian="normal" style:font-weight-complex="normal"/>
    </style:style>
    <style:style style:name="P10" style:family="paragraph" style:parent-style-name="Standard">
      <style:text-properties fo:font-weight="normal" officeooo:rsid="000a38ec" officeooo:paragraph-rsid="000a38ec" style:font-weight-asian="normal" style:font-weight-complex="normal"/>
    </style:style>
    <style:style style:name="P11" style:family="paragraph" style:parent-style-name="Standard">
      <style:text-properties fo:font-weight="normal" officeooo:rsid="000abdc0" officeooo:paragraph-rsid="000abdc0" style:font-weight-asian="normal" style:font-weight-complex="normal"/>
    </style:style>
    <style:style style:name="P12" style:family="paragraph" style:parent-style-name="Standard">
      <style:text-properties fo:font-weight="normal" officeooo:rsid="000cb243" officeooo:paragraph-rsid="000cb243" style:font-weight-asian="normal" style:font-weight-complex="normal"/>
    </style:style>
    <style:style style:name="P13" style:family="paragraph" style:parent-style-name="Standard">
      <style:text-properties officeooo:rsid="0008ceab" officeooo:paragraph-rsid="0008ceab"/>
    </style:style>
    <style:style style:name="P14" style:family="paragraph" style:parent-style-name="Standard">
      <style:text-properties officeooo:rsid="00092e97" officeooo:paragraph-rsid="00092e97"/>
    </style:style>
    <style:style style:name="P15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paragraph-rsid="00005bc9" style:font-weight-asian="bold"/>
    </style:style>
    <style:style style:name="P16" style:family="paragraph" style:parent-style-name="Standard">
      <style:text-properties fo:font-weight="normal" officeooo:rsid="000d4f20" officeooo:paragraph-rsid="000d4f20" style:font-weight-asian="normal" style:font-weight-complex="normal"/>
    </style:style>
    <style:style style:name="P17" style:family="paragraph" style:parent-style-name="Standard">
      <style:text-properties fo:font-weight="normal" officeooo:rsid="000d69e4" officeooo:paragraph-rsid="000d69e4" style:font-weight-asian="normal" style:font-weight-complex="normal"/>
    </style:style>
    <style:style style:name="P18" style:family="paragraph" style:parent-style-name="Standard">
      <style:text-properties fo:font-weight="normal" officeooo:rsid="000e277b" officeooo:paragraph-rsid="000e277b" style:font-weight-asian="normal" style:font-weight-complex="normal"/>
    </style:style>
    <style:style style:name="P19" style:family="paragraph" style:parent-style-name="Standard">
      <style:text-properties fo:font-weight="normal" officeooo:rsid="000f680a" officeooo:paragraph-rsid="000f680a" style:font-weight-asian="normal" style:font-weight-complex="normal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78782" style:font-size-asian="14pt" style:font-weight-asian="bold"/>
    </style:style>
    <style:style style:name="T3" style:family="text">
      <style:text-properties style:font-name="Liberation Serif" fo:font-size="14pt" fo:font-weight="bold" officeooo:rsid="00078782" style:font-size-asian="14pt" style:font-weight-asian="bold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hushan Sonawane</text:p>
      <text:p text:style-name="P2">BE E 66 (BATCH 3)</text:p>
      <text:p text:style-name="P3">yacc.y</text:p>
      <text:p text:style-name="P7"/>
      <text:p text:style-name="P13">%{ </text:p>
      <text:p text:style-name="P13">#include &lt;stdio.h&gt; </text:p>
      <text:p text:style-name="P13">#include &lt;malloc.h&gt; </text:p>
      <text:p text:style-name="P13">#include &lt;string.h&gt; </text:p>
      <text:p text:style-name="P13">char vartype[10]; </text:p>
      <text:p text:style-name="P13">struct STable{ </text:p>
      <text:p text:style-name="P13">char label[10]; </text:p>
      <text:p text:style-name="P13">char type[10]; </text:p>
      <text:p text:style-name="P13">int size; </text:p>
      <text:p text:style-name="P13">int location; </text:p>
      <text:p text:style-name="P13">struct STable* next; </text:p>
      <text:p text:style-name="P13">}*head; </text:p>
      <text:p text:style-name="P13"/>
      <text:p text:style-name="P13"/>
      <text:p text:style-name="P13">void yyerror(const char *st){} </text:p>
      <text:p text:style-name="P13">%} </text:p>
      <text:p text:style-name="P13"/>
      <text:p text:style-name="P13">%union { int size; char *label;} </text:p>
      <text:p text:style-name="P13">%token NL </text:p>
      <text:p text:style-name="P13">%token &lt;label&gt; ID </text:p>
      <text:p text:style-name="P13">%token &lt;size&gt; INT FLOAT CHAR DOUBLE </text:p>
      <text:p text:style-name="P13">%type &lt;size&gt; Type List </text:p>
      <text:p text:style-name="P13">%% </text:p>
      <text:p text:style-name="P13"/>
      <text:p text:style-name="P13">S: S Declare </text:p>
      <text:p text:style-name="P13"><text:s text:c="3"/>| Declare </text:p>
      <text:p text:style-name="P13"><text:s text:c="4"/>; </text:p>
      <text:p text:style-name="P13"><text:s text:c="4"/></text:p>
      <text:p text:style-name="P13">Declare: Type List ';' <text:s/></text:p>
      <text:p text:style-name="P13"><text:s text:c="4"/>; </text:p>
      <text:p text:style-name="P13"/>
      <text:p text:style-name="P13">Type: INT {strcpy(vartype ,"INT32"); } </text:p>
      <text:p text:style-name="P13"><text:s text:c="4"/>| FLOAT {strcpy(vartype ,"FLOAT32"); } </text:p>
      <text:p text:style-name="P13"><text:s text:c="4"/>| CHAR {strcpy(vartype ,"CHAR");} </text:p>
      <text:p text:style-name="P13"><text:s text:c="4"/>| DOUBLE {strcpy(vartype ,"DOUBLE64");} </text:p>
      <text:p text:style-name="P13"><text:s text:c="4"/>; </text:p>
      <text:p text:style-name="P13"><text:s text:c="4"/></text:p>
      <text:p text:style-name="P13">List : List ',' ID { newSYM($3,vartype);} </text:p>
      <text:p text:style-name="P13"><text:s text:c="4"/>| ID { newSYM($1,vartype);} </text:p>
      <text:p text:style-name="P13"><text:s text:c="4"/>; <text:s text:c="7"/></text:p>
      <text:p text:style-name="P13"><text:s text:c="10"/></text:p>
      <text:p text:style-name="P13">%% <text:s/></text:p>
      <text:p text:style-name="P13">void DisplaySTable(struct STable*); </text:p>
      <text:p text:style-name="P13"/>
      <text:p text:style-name="P13">int main(){ </text:p>
      <text:p text:style-name="P13">stdin = fopen("in","r"); </text:p>
      <text:p text:style-name="P13"><text:soft-page-break/>freopen("out","w",stdout); </text:p>
      <text:p text:style-name="P13">printf("%s\n","PARSING......"); </text:p>
      <text:p text:style-name="P13">yyparse(); </text:p>
      <text:p text:style-name="P13">DisplaySTable(head); </text:p>
      <text:p text:style-name="P13">} </text:p>
      <text:p text:style-name="P13">int getVarSize(char* st){ </text:p>
      <text:p text:style-name="P13">if(strcmp(st,"INT32") == 0 ||strcmp(st,"FLOAT32") == 0 <text:s/>) </text:p>
      <text:p text:style-name="P13"><text:s text:c="4"/>return 4; </text:p>
      <text:p text:style-name="P13">if(strcmp(st,"CHAR") == 0 ) </text:p>
      <text:p text:style-name="P13"><text:s text:c="4"/>return 1; </text:p>
      <text:p text:style-name="P13">if(strcmp(st,"DOUBLE64") == 0 <text:s/>) </text:p>
      <text:p text:style-name="P13"><text:s text:c="4"/>return 8; <text:s text:c="3"/></text:p>
      <text:p text:style-name="P13">} </text:p>
      <text:p text:style-name="P13">void newSYM(char* lab, char* vartype){ </text:p>
      <text:p text:style-name="P13">struct STable *tnode = head; </text:p>
      <text:p text:style-name="P13">int size = getVarSize(vartype); </text:p>
      <text:p text:style-name="P13">if( !tnode ){ </text:p>
      <text:p text:style-name="P13"><text:s text:c="4"/>struct STable* nnode = (struct STable *)malloc(sizeof(struct STable)); </text:p>
      <text:p text:style-name="P13"><text:s text:c="4"/>strcpy(nnode-&gt;label ,lab); </text:p>
      <text:p text:style-name="P13"><text:s text:c="4"/>strcpy(nnode-&gt;type ,vartype); </text:p>
      <text:p text:style-name="P13"><text:s text:c="4"/>nnode-&gt;size = size; </text:p>
      <text:p text:style-name="P13"><text:s text:c="4"/>nnode-&gt;location = 100; </text:p>
      <text:p text:style-name="P13"><text:s text:c="4"/>nnode-&gt;next=NULL; </text:p>
      <text:p text:style-name="P13"><text:s text:c="4"/>head = nnode; </text:p>
      <text:p text:style-name="P13"><text:s text:c="3"/></text:p>
      <text:p text:style-name="P13">}else{ </text:p>
      <text:p text:style-name="P13"><text:s text:c="4"/>while(tnode-&gt;next){ </text:p>
      <text:p text:style-name="P13"><text:s text:c="8"/>if(strcmp (tnode-&gt;label,lab) == 0){ </text:p>
      <text:p text:style-name="P13"><text:s text:c="12"/>printf("\nError: ReDeclaration of %s Variable %s (Previous Declaration as %s)",vartype, lab,tnode-&gt;type); </text:p>
      <text:p text:style-name="P13"><text:s text:c="12"/>return; </text:p>
      <text:p text:style-name="P13"><text:s text:c="8"/>} </text:p>
      <text:p text:style-name="P13"><text:s text:c="8"/>tnode = tnode-&gt;next; <text:s text:c="2"/></text:p>
      <text:p text:style-name="P13"><text:s text:c="4"/>} </text:p>
      <text:p text:style-name="P13"><text:s text:c="4"/>struct STable* nnode = (struct STable *)malloc(sizeof(struct STable)); </text:p>
      <text:p text:style-name="P13"><text:s text:c="4"/>strcpy(nnode-&gt;label ,lab); </text:p>
      <text:p text:style-name="P13"><text:s text:c="4"/>nnode-&gt;size = size; </text:p>
      <text:p text:style-name="P13"><text:s text:c="4"/>strcpy(nnode-&gt;type ,vartype); </text:p>
      <text:p text:style-name="P13"><text:s text:c="4"/>nnode-&gt;location = tnode -&gt; location + size; </text:p>
      <text:p text:style-name="P13"><text:s text:c="4"/>nnode-&gt;next=NULL; </text:p>
      <text:p text:style-name="P13"><text:s text:c="4"/>tnode-&gt;next = nnode; </text:p>
      <text:p text:style-name="P13"/>
      <text:p text:style-name="P13"><text:s text:c="4"/>//return 0; </text:p>
      <text:p text:style-name="P13">} </text:p>
      <text:p text:style-name="P13">} </text:p>
      <text:p text:style-name="P13"/>
      <text:p text:style-name="P13">void DisplaySTable(struct STable *st){ </text:p>
      <text:p text:style-name="P13">int i = 1; </text:p>
      <text:p text:style-name="P13">printf("\n\n\t\t\t\t%s\n","SYMBOL TABLE"); </text:p>
      <text:p text:style-name="P13">printf("\t| %s | Label | size | location |\n","Index"); </text:p>
      <text:p text:style-name="P13"><text:soft-page-break/>while(st-&gt;next){ </text:p>
      <text:p text:style-name="P13"><text:s text:c="4"/>printf("\t|%7d|%7s|%6d|%10d|\n",i++,st-&gt;label,st-&gt;size,st-&gt;location); </text:p>
      <text:p text:style-name="P13"><text:s text:c="4"/>st = st-&gt;next; </text:p>
      <text:p text:style-name="P13">} </text:p>
      <text:p text:style-name="P13">}</text:p>
      <text:p text:style-name="P6"/>
      <text:p text:style-name="P4">lex.l</text:p>
      <text:p text:style-name="P4"/>
      <text:p text:style-name="P14">%{ </text:p>
      <text:p text:style-name="P14">#include &lt;stdio.h&gt; </text:p>
      <text:p text:style-name="P14">#include "y.tab.h" </text:p>
      <text:p text:style-name="P14">%} </text:p>
      <text:p text:style-name="P14"/>
      <text:p text:style-name="P14">letter [a-zA-Z] </text:p>
      <text:p text:style-name="P14">digit [0-9] </text:p>
      <text:p text:style-name="P14"/>
      <text:p text:style-name="P14">%% </text:p>
      <text:p text:style-name="P14">"int" {return INT;} </text:p>
      <text:p text:style-name="P14">"float" {return FLOAT;} </text:p>
      <text:p text:style-name="P14">"double" {return DOUBLE;} </text:p>
      <text:p text:style-name="P14">"char" {return CHAR;} </text:p>
      <text:p text:style-name="P14">{letter}({letter}|{digit})* { yylval.label = yytext; return ID;} </text:p>
      <text:p text:style-name="P14">","|";" {return yytext[0];} </text:p>
      <text:p text:style-name="P14">\n </text:p>
      <text:p text:style-name="P14">%%</text:p>
      <text:p text:style-name="P8"/>
      <text:p text:style-name="P5">INPUT</text:p>
      <text:p text:style-name="P9"/>
      <text:p text:style-name="P19">int bh,sa;</text:p>
      <text:p text:style-name="P19">char as,bh,sd;</text:p>
      <text:p text:style-name="P19">double d4,as,sa;</text:p>
      <text:p text:style-name="P19">float ff;</text:p>
      <text:p text:style-name="P9"/>
      <text:p text:style-name="P5">OUTPUT</text:p>
      <text:p text:style-name="P18"><text:s text:c="2"/></text:p>
      <text:p text:style-name="P18">Error: ReDeclaration of CHAR Variable bh (Previous Declaration as INT32) </text:p>
      <text:p text:style-name="P18">Error: ReDeclaration of DOUBLE64 Variable as (Previous Declaration as CHAR)</text:p>
      <text:p text:style-name="P18">Error: ReDeclaration of DOUBLE64 Variable sa (Previous Declaration as INT32) </text:p>
      <text:p text:style-name="P18"></text:p>
      <text:p text:style-name="P18"><text:tab/><text:tab/><text:tab/><text:tab/>SYMBOL TABLE</text:p>
      <text:p text:style-name="P18"><text:tab/>| Index | Label | size | location |</text:p>
      <text:p text:style-name="P18"><text:tab/>| <text:s text:c="5"/>1| <text:s text:c="4"/>bh| <text:s text:c="4"/>4| <text:s text:c="6"/>100|</text:p>
      <text:p text:style-name="P18"><text:tab/>| <text:s text:c="5"/>2| <text:s text:c="4"/>sa| <text:s text:c="4"/>4| <text:s text:c="6"/>104|</text:p>
      <text:p text:style-name="P18"><text:tab/>| <text:s text:c="5"/>3| <text:s text:c="4"/>as| <text:s text:c="4"/>1| <text:s text:c="6"/>105|</text:p>
      <text:p text:style-name="P18"><text:tab/>| <text:s text:c="5"/>4| <text:s text:c="4"/>sd| <text:s text:c="4"/>1| <text:s text:c="6"/>106|</text:p>
      <text:p text:style-name="P18"><text:tab/>| <text:s text:c="5"/>5| <text:s text:c="4"/>d4| <text:s text:c="4"/>8| <text:s text:c="6"/>114|</text:p>
      <text:p text:style-name="P18"><text:tab/>| <text:s text:c="5"/>6| <text:s text:c="4"/>ff| <text:s text:c="4"/>4| <text:s text:c="6"/>118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78782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78782" style:font-size-asian="14pt" style:font-weight-asian="bold"/>
    </style:style>
    <style:style style:name="MT3" style:family="text">
      <style:text-properties style:font-name="Liberation Serif" fo:font-size="14pt" fo:font-weight="bold" officeooo:rsid="00078782" style:font-size-asian="14pt" style:font-weight-asian="bold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D LAB </text:span><text:span text:style-name="MT2">5</text:span><text:span text:style-name="MT1"> </text:span><text:span text:style-name="MT3">Generate and populate appropriate Symbol Tab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7:33.301480942</meta:creation-date>
    <dc:date>2014-11-12T00:13:15.504163275</dc:date>
    <meta:editing-duration>PT10M12S</meta:editing-duration>
    <meta:editing-cycles>21</meta:editing-cycles>
    <meta:generator>LibreOffice/4.2.3.3$Linux_X86_64 LibreOffice_project/420m0$Build-3</meta:generator>
    <meta:document-statistic meta:table-count="0" meta:image-count="0" meta:object-count="0" meta:page-count="3" meta:paragraph-count="131" meta:word-count="383" meta:character-count="3119" meta:non-whitespace-character-count="2407"/>
  </office:meta>
</office:document-meta>
</file>